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5" style:family="paragraph" style:parent-style-name="Preformatted_20_Text">
      <style:text-properties officeooo:paragraph-rsid="00108361"/>
    </style:style>
    <style:style style:name="P6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08361" style:font-size-asian="24pt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b451" style:font-size-asian="24pt" style:font-size-complex="24pt"/>
    </style:style>
    <style:style style:name="P10" style:family="paragraph" style:parent-style-name="Preformatted_20_Text">
      <style:text-properties officeooo:paragraph-rsid="000c7965"/>
    </style:style>
    <style:style style:name="P11" style:family="paragraph" style:parent-style-name="Preformatted_20_Text">
      <style:text-properties officeooo:rsid="0011b451" officeooo:paragraph-rsid="0011b451"/>
    </style:style>
    <style:style style:name="P12" style:family="paragraph" style:parent-style-name="Preformatted_20_Text">
      <style:text-properties officeooo:paragraph-rsid="0011b451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size="36pt" officeooo:rsid="000e30d5" style:font-size-asian="36pt" style:font-size-complex="36pt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08361" style:font-size-asian="36pt" style:font-size-complex="36pt"/>
    </style:style>
    <style:style style:name="T12" style:family="text">
      <style:text-properties officeooo:rsid="0011b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Jack Johnson</text:span><text:span text:style-name="T10"> – </text:span><text:span text:style-name="T11">Good People</text:span></text:p>
      <text:p text:style-name="P6"/>
      <text:p text:style-name="P3"/>
      <text:p text:style-name="P5"><text:span text:style-name="T1">[</text:span><text:span text:style-name="T6">Intro</text:span><text:span text:style-name="T1">] <text:s/></text:span><text:span text:style-name="T8"><text:s/></text:span><text:span text:style-name="T7">Verse chords [2x]</text:span></text:p>
      <text:p text:style-name="P8"/>
      <text:p text:style-name="P5"><text:span text:style-name="T1">[Verse] <text:s/></text:span><text:span text:style-name="T8"><text:s/></text:span><text:span text:style-name="T6">B E | c#m F# </text:span><text:span text:style-name="T7">[4x]</text:span></text:p>
      <text:p text:style-name="P1"/>
      <text:p text:style-name="P10"><text:span text:style-name="T1">[</text:span><text:span text:style-name="T6">Chorus</text:span><text:span text:style-name="T1">] <text:s/></text:span><text:span text:style-name="T7">Verse chords [4x]</text:span></text:p>
      <text:p text:style-name="P10"><text:span text:style-name="T7"/></text:p>
      <text:p text:style-name="P11"><text:span text:style-name="T7">[</text:span><text:span text:style-name="T4">Guitar solo] Verse chords 2x</text:span></text:p>
      <text:p text:style-name="P2"/>
      <text:p text:style-name="P12"><text:span text:style-name="T1">[</text:span><text:span text:style-name="T7">Bridge</text:span><text:span text:style-name="T1">] </text:span></text:p>
      <text:p text:style-name="P12"><text:span text:style-name="T3">E | B | C#7 | F#7 <text:s text:c="2"/>[3x]</text:span></text:p>
      <text:p text:style-name="P9"><text:span text:style-name="T12">E | B | C#7 | E #F7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30T17:46:54.681713710</dc:date>
    <meta:editing-duration>PT26M37S</meta:editing-duration>
    <meta:editing-cycles>6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8" meta:word-count="41" meta:character-count="188" meta:non-whitespace-character-count="146"/>
  </office:meta>
</office:document-meta>
</file>